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stomArgumentResolver.resolveArgument( MethodParameter p , BindingContext c , ServerWebExchang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Advice.initDataBi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trollerMethodResolverTests.initBinderArgument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estControllerAdvice.ini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trollerMethodResolverTests.next( List &lt; ? extends HandlerMethodArgumentResolver &gt; resolvers , AtomicInteger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lerMethodResolverTests.exceptionHandlerArgument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estController.initDataBi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trollerMethodResolverTests.exceptionHandlerFromController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rollerMethodResolverTests.requestMappingArgument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TestController.handleException( ResponseStatus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trollerMethodResolverTests.modelAttributeArgument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ustomSyncArgumentResolver.resolveArgumentValue( MethodParameter p , BindingContext c , ServerWebExchang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ini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trollerMethod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stControllerAdvice.handleException( IllegalStat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ustomArgumentResolver.supportsParameter( MethodParameter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